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6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Class GameScene</text:span></text:p>
            <text:p text:style-name="P1"><text:span text:style-name="T2">Environment *env;</text:span></text:p>
            <text:p text:style-name="P1"><text:span text:style-name="T2">IO *iomanager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00:34:36.416764436</meta:creation-date>
    <meta:generator>LibreOffice/6.2.8.2$Linux_X86_64 LibreOffice_project/20$Build-2</meta:generator>
    <dc:date>2020-05-08T00:35:18.252368188</dc:date>
    <meta:editing-duration>PT41S</meta:editing-duration>
    <meta:editing-cycles>2</meta:editing-cycles>
    <meta:document-statistic meta:object-count="1"/>
  </office:meta>
</office:document-meta>
</file>